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 style:list-style-name="L1">
      <style:graphic-properties draw:stroke="none" svg:stroke-color="#000000" draw:fill="solid" draw:fill-color="#f10d0c" draw:opacity-name="Transparency_20_1" draw:textarea-vertical-align="middle" fo:min-height="1.024cm" draw:shadow="hidden"/>
      <style:paragraph-properties style:writing-mode="lr-tb"/>
    </style:style>
    <style:style style:name="gr2" style:family="graphic" style:parent-style-name="standard">
      <style:graphic-properties draw:stroke="dash" draw:stroke-dash="Double_20_Dot" svg:stroke-color="#000000" draw:fill="none" draw:textarea-horizontal-align="justify" draw:textarea-vertical-align="middle" draw:auto-grow-height="false" fo:min-height="1.164cm" fo:min-width="4.662cm"/>
    </style:style>
    <style:style style:name="gr3" style:family="graphic" style:parent-style-name="standard">
      <style:graphic-properties draw:stroke="none" svg:stroke-color="#000000" draw:fill-color="#b47804" draw:textarea-horizontal-align="justify" draw:textarea-vertical-align="middle" draw:auto-grow-height="false" fo:min-height="0cm" fo:min-width="7.601cm"/>
    </style:style>
    <style:style style:name="gr4" style:family="graphic" style:parent-style-name="standard">
      <style:graphic-properties draw:stroke="none" svg:stroke-color="#000000" draw:fill-color="#784b04" draw:textarea-horizontal-align="justify" draw:textarea-vertical-align="middle" draw:auto-grow-height="false" fo:min-height="0cm" fo:min-width="4.001cm"/>
    </style:style>
    <style:style style:name="gr5" style:family="graphic" style:parent-style-name="standard">
      <style:graphic-properties draw:stroke="none" svg:stroke-color="#000000" draw:fill-color="#158466" draw:textarea-horizontal-align="justify" draw:textarea-vertical-align="middle" draw:auto-grow-height="false" fo:min-height="2.16cm" fo:min-width="0cm"/>
    </style:style>
    <style:style style:name="gr6" style:family="graphic" style:parent-style-name="standard">
      <style:graphic-properties draw:stroke="none" svg:stroke-color="#000000" draw:fill-color="#2a6099" draw:textarea-horizontal-align="justify" draw:textarea-vertical-align="middle" draw:auto-grow-height="false" fo:min-height="2.16cm" fo:min-width="0cm"/>
    </style:style>
    <style:style style:name="gr7" style:family="graphic" style:parent-style-name="standard">
      <style:graphic-properties draw:stroke="none" svg:stroke-color="#000000" draw:fill-color="#ff4000" draw:textarea-horizontal-align="justify" draw:textarea-vertical-align="middle" draw:auto-grow-height="false" fo:min-height="5.292cm" fo:min-width="0.041cm"/>
    </style:style>
    <style:style style:name="gr8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524cm" fo:min-width="0cm"/>
    </style:style>
    <style:style style:name="gr9" style:family="graphic" style:parent-style-name="standard">
      <style:graphic-properties draw:stroke="none" svg:stroke-color="#000000" draw:fill-color="#ffd428" draw:textarea-horizontal-align="justify" draw:textarea-vertical-align="middle" draw:auto-grow-height="false" fo:min-height="0.584cm" fo:min-width="4.9cm"/>
    </style:style>
    <style:style style:name="gr10" style:family="graphic" style:parent-style-name="standard">
      <style:graphic-properties draw:stroke="none" svg:stroke-color="#000000" draw:fill-color="#ff4000" draw:textarea-vertical-align="middle"/>
    </style:style>
    <style:style style:name="gr11" style:family="graphic" style:parent-style-name="standard">
      <style:graphic-properties draw:stroke="none" svg:stroke-color="#000000" draw:fill-color="#ffd428" draw:textarea-vertical-align="middle"/>
    </style:style>
    <style:style style:name="gr12" style:family="graphic" style:parent-style-name="standard" style:list-style-name="L1">
      <style:graphic-properties draw:stroke="none" svg:stroke-color="#2a6099" draw:fill="solid" draw:fill-color="#2a6099" draw:opacity-name="Transparency_20_1" draw:textarea-vertical-align="middle" fo:min-height="1.102cm" draw:shadow="hidden"/>
      <style:paragraph-properties style:writing-mode="lr-tb"/>
    </style:style>
    <style:style style:name="gr13" style:family="graphic" style:parent-style-name="standard">
      <style:graphic-properties draw:stroke="dash" draw:stroke-dash="Fine_20_Dotted" svg:stroke-width="0.1cm" svg:stroke-color="#000000" draw:marker-start-width="0.35cm" draw:marker-end-width="0.35cm" draw:fill="none" draw:textarea-horizontal-align="justify" draw:textarea-vertical-align="middle" draw:auto-grow-height="false" fo:min-height="2.211cm" fo:min-width="7.164cm" fo:padding-top="0.175cm" fo:padding-bottom="0.175cm" fo:padding-left="0.3cm" fo:padding-right="0.3cm"/>
    </style:style>
    <style:style style:name="gr14" style:family="graphic" style:parent-style-name="standard" style:list-style-name="L1">
      <style:graphic-properties draw:stroke="none" svg:stroke-color="#000000" draw:fill="solid" draw:fill-color="#f10d0c" draw:opacity-name="Transparency_20_1" draw:textarea-vertical-align="middle" fo:min-height="1.35cm" draw:shadow="hidden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solid" draw:fill-color="#333333" draw:opacity-name="Transparency_20_1" draw:textarea-vertical-align="middle" fo:min-height="1.35cm" draw:shadow="hidden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158466" draw:opacity-name="Transparency_20_1" draw:textarea-vertical-align="middle" fo:min-height="3.35cm" draw:shadow="hidden"/>
      <style:paragraph-properties style:writing-mode="lr-tb"/>
    </style:style>
    <style:style style:name="gr17" style:family="graphic" style:parent-style-name="standard" style:list-style-name="L1">
      <style:graphic-properties draw:stroke="none" svg:stroke-color="#2a6099" draw:fill="solid" draw:fill-color="#2a6099" draw:opacity-name="Transparency_20_1" draw:textarea-vertical-align="middle" fo:min-height="1.102cm" draw:shadow="hidden"/>
      <style:paragraph-properties style:writing-mode="lr-tb"/>
    </style:style>
    <style:style style:name="gr18" style:family="graphic" style:parent-style-name="standard" style:list-style-name="L1">
      <style:graphic-properties draw:stroke="none" svg:stroke-color="#2a6099" draw:fill="solid" draw:fill-color="#158466" draw:opacity-name="Transparency_20_1" draw:textarea-vertical-align="middle" fo:min-height="1.102cm" draw:shadow="hidden"/>
      <style:paragraph-properties style:writing-mode="lr-tb"/>
    </style:style>
    <style:style style:name="gr19" style:family="graphic" style:parent-style-name="standard" style:list-style-name="L1">
      <style:graphic-properties draw:stroke="none" svg:stroke-color="#2a6099" draw:fill="solid" draw:fill-color="#333333" draw:opacity-name="Transparency_20_1" draw:textarea-vertical-align="middle" fo:min-height="1.626cm" draw:shadow="hidden"/>
      <style:paragraph-properties style:writing-mode="lr-tb"/>
    </style:style>
    <style:style style:name="gr20" style:family="graphic" style:parent-style-name="standard" style:list-style-name="L1">
      <style:graphic-properties draw:stroke="none" svg:stroke-color="#2a6099" draw:fill="solid" draw:fill-color="#158466" draw:opacity-name="Transparency_20_1" draw:textarea-vertical-align="middle" fo:min-height="1.102cm" draw:shadow="hidden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333333" draw:opacity-name="Transparency_20_1" draw:textarea-vertical-align="middle" fo:min-height="1.35cm" draw:shadow="hidden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solid" draw:fill-color="#f10d0c" draw:opacity-name="Transparency_20_1" draw:textarea-vertical-align="middle" fo:min-height="1.35cm" draw:shadow="hidden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solid" draw:fill-color="#2a6099" draw:opacity-name="Transparency_20_1" draw:textarea-vertical-align="middle" fo:min-height="3.35cm" draw:shadow="hidden"/>
      <style:paragraph-properties style:writing-mode="lr-tb"/>
    </style:style>
    <style:style style:name="P1" style:family="paragraph">
      <loext:graphic-properties draw:fill="solid" draw:fill-color="#f10d0c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47804"/>
      <style:paragraph-properties fo:text-align="center"/>
    </style:style>
    <style:style style:name="P4" style:family="paragraph">
      <loext:graphic-properties draw:fill-color="#784b04"/>
      <style:paragraph-properties fo:text-align="center"/>
    </style:style>
    <style:style style:name="P5" style:family="paragraph">
      <loext:graphic-properties draw:fill-color="#158466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333333"/>
      <style:paragraph-properties fo:text-align="center"/>
    </style:style>
    <style:style style:name="P9" style:family="paragraph">
      <loext:graphic-properties draw:fill-color="#ffd428"/>
      <style:paragraph-properties fo:text-align="center"/>
    </style:style>
    <style:style style:name="P10" style:family="paragraph">
      <loext:graphic-properties draw:fill="solid" draw:fill-color="#2a6099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333333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158466" draw:opacity-name="Transparency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cm" svg:height="1.352cm" svg:x="24cm" svg:y="5.387cm">
          <draw:text-box draw:corner-radius="1.9cm">
            <text:p text:style-name="P11"><text:span text:style-name="T1"/></text:p>
          </draw:text-box>
        </draw:frame>
        <draw:custom-shape draw:style-name="gr2" draw:text-style-name="P2" draw:layer="layout" svg:width="7.3cm" svg:height="2cm" svg:x="21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1cm" svg:height="0.792cm" svg:x="20.95cm" svg:y="9.31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4.5cm" svg:height="0.417cm" svg:x="22.751cm" svg:y="9.168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0.36cm" svg:height="2.5cm" svg:x="28.42cm" svg:y="4.105cm">
          <text:p/>
          <draw:enhanced-geometry svg:viewBox="0 0 88 21600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0.36cm" svg:height="2.5cm" svg:x="21.221cm" svg:y="4.106cm">
          <text:p/>
          <draw:enhanced-geometry svg:viewBox="0 0 88 21600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0.54cm" svg:height="5.75cm" svg:x="24.73cm" svg:y="3.522cm">
          <text:p/>
          <draw:enhanced-geometry svg:viewBox="0 0 88 21600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8" draw:layer="layout" svg:width="0.359cm" svg:height="3.915cm" svg:x="24.821cm" svg:y="3.273cm">
          <text:p/>
          <draw:enhanced-geometry svg:viewBox="0 0 88 21600" draw:mirror-horizontal="false" draw:mirror-vertical="false" draw:glue-points="44 ?f6 44 0 0 10800 44 21600 88 10800" draw:text-areas="0 ?f6 88 ?f3" draw:type="can" draw:modifiers="522.6021478829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9" draw:layer="layout" svg:width="10.8cm" svg:height="2.5cm" svg:x="19.6cm" svg:y="1.8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0" draw:text-style-name="P7" draw:layer="layout" svg:width="1.8cm" svg:height="1.666cm" draw:transform="rotate (-3.14159265358979) translate (21.4cm 5.183cm)" draw:kind="cut" draw:start-angle="0" draw:end-angle="180">
          <text:p/>
        </draw:ellipse>
        <draw:ellipse draw:style-name="gr11" draw:text-style-name="P9" draw:layer="layout" svg:width="1.8cm" svg:height="1.666cm" draw:transform="rotate (-3.14159265358979) translate (23.2cm 5.183cm)" draw:kind="cut" draw:start-angle="0" draw:end-angle="180">
          <text:p/>
        </draw:ellipse>
        <draw:ellipse draw:style-name="gr10" draw:text-style-name="P7" draw:layer="layout" svg:width="1.8cm" svg:height="1.666cm" draw:transform="rotate (-3.14159265358979) translate (25cm 5.183cm)" draw:kind="cut" draw:start-angle="0" draw:end-angle="180">
          <text:p/>
        </draw:ellipse>
        <draw:ellipse draw:style-name="gr11" draw:text-style-name="P9" draw:layer="layout" svg:width="1.8cm" svg:height="1.666cm" draw:transform="rotate (-3.14159265358979) translate (26.8cm 5.183cm)" draw:kind="cut" draw:start-angle="0" draw:end-angle="180">
          <text:p/>
        </draw:ellipse>
        <draw:ellipse draw:style-name="gr10" draw:text-style-name="P7" draw:layer="layout" svg:width="1.8cm" svg:height="1.666cm" draw:transform="rotate (-3.14159265358979) translate (28.6cm 5.183cm)" draw:kind="cut" draw:start-angle="0" draw:end-angle="180">
          <text:p/>
        </draw:ellipse>
        <draw:ellipse draw:style-name="gr11" draw:text-style-name="P9" draw:layer="layout" svg:width="1.8cm" svg:height="1.666cm" draw:transform="rotate (-3.14159265358979) translate (30.4cm 5.183cm)" draw:kind="cut" draw:start-angle="0" draw:end-angle="180">
          <text:p/>
        </draw:ellipse>
        <draw:polygon draw:style-name="gr10" draw:text-style-name="P7" draw:layer="layout" svg:width="1.799cm" svg:height="2.499cm" svg:x="23.2cm" svg:y="1.855cm" svg:viewBox="0 0 1800 2500" draw:points="1800,0 1800,2500 0,2500">
          <text:p/>
        </draw:polygon>
        <draw:polygon draw:style-name="gr10" draw:text-style-name="P7" draw:layer="layout" svg:width="3.599cm" svg:height="2.499cm" svg:x="25cm" svg:y="1.855cm" svg:viewBox="0 0 3600 2500" draw:points="0,0 1800,2500 3600,2500">
          <text:p/>
        </draw:polygon>
        <draw:polygon draw:style-name="gr10" draw:text-style-name="P7" draw:layer="layout" svg:width="5.399cm" svg:height="2.499cm" svg:x="19.6cm" svg:y="1.855cm" svg:viewBox="0 0 5400 2500" draw:points="5400,0 1800,2500 0,2500">
          <text:p/>
        </draw:polygon>
        <draw:frame draw:style-name="gr12" draw:text-style-name="P10" draw:layer="layout" svg:width="2.1cm" svg:height="1.352cm" svg:x="9cm" svg:y="5.419cm">
          <draw:text-box draw:corner-radius="1.9cm">
            <text:p text:style-name="P11"><text:span text:style-name="T1"/></text:p>
          </draw:text-box>
        </draw:frame>
        <draw:custom-shape draw:style-name="gr13" draw:text-style-name="P2" draw:layer="layout" svg:width="10.978cm" svg:height="3.621cm" draw:transform="rotate (0.420624349730633) translate (5.4cm 8.2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3cm" svg:height="1.6cm" svg:x="14.2cm" svg:y="4.6cm">
          <draw:text-box draw:corner-radius="2.6cm">
            <text:p text:style-name="P11"><text:span text:style-name="T1">&lt;div&gt;</text:span></text:p>
          </draw:text-box>
        </draw:frame>
        <draw:frame draw:style-name="gr15" draw:text-style-name="P12" draw:layer="layout" svg:width="3cm" svg:height="1.6cm" svg:x="4.4cm" svg:y="8.9cm">
          <draw:text-box draw:corner-radius="1.9cm">
            <text:p text:style-name="P11"><text:span text:style-name="T1">&lt;div&gt;</text:span></text:p>
          </draw:text-box>
        </draw:frame>
        <draw:frame draw:style-name="gr16" draw:text-style-name="P13" draw:layer="layout" svg:width="5cm" svg:height="3.6cm" svg:x="9.8cm" svg:y="7.3cm">
          <draw:text-box draw:corner-radius="5.2cm">
            <text:p text:style-name="P11"><text:span text:style-name="T2">&lt;div&gt;</text:span></text:p>
          </draw:text-box>
        </draw:frame>
        <draw:frame draw:style-name="gr17" draw:text-style-name="P10" draw:layer="layout" svg:width="2.1cm" svg:height="1.352cm" svg:x="20.35cm" svg:y="6.424cm">
          <draw:text-box draw:corner-radius="1.9cm">
            <text:p text:style-name="P14"><text:span text:style-name="T3">&lt;div&gt;</text:span></text:p>
          </draw:text-box>
        </draw:frame>
        <draw:frame draw:style-name="gr18" draw:text-style-name="P13" draw:layer="layout" svg:width="2.1cm" svg:height="1.352cm" svg:x="27.55cm" svg:y="6.424cm">
          <draw:text-box draw:corner-radius="1.9cm">
            <text:p text:style-name="P14"><text:span text:style-name="T3">&lt;div&gt;</text:span></text:p>
          </draw:text-box>
        </draw:frame>
        <draw:frame draw:style-name="gr19" draw:text-style-name="P12" draw:layer="layout" svg:width="2.95cm" svg:height="1.876cm" svg:x="23.525cm" svg:y="6.902cm">
          <draw:text-box draw:corner-radius="1.9cm">
            <text:p text:style-name="P14"><text:span text:style-name="T4">&lt;div&gt;</text:span></text:p>
          </draw:text-box>
        </draw:frame>
        <draw:frame draw:style-name="gr20" draw:text-style-name="P13" draw:layer="layout" svg:width="2.1cm" svg:height="1.352cm" svg:x="37.2cm" svg:y="1.481cm">
          <draw:text-box draw:corner-radius="1.9cm">
            <text:p/>
          </draw:text-box>
        </draw:frame>
        <draw:custom-shape draw:style-name="gr13" draw:text-style-name="P2" draw:layer="layout" svg:width="10.978cm" svg:height="3.621cm" draw:transform="rotate (0.420624349730633) translate (33.6cm 4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3cm" svg:height="1.6cm" svg:x="42.4cm" svg:y="0.662cm">
          <draw:text-box draw:corner-radius="2.6cm">
            <text:p text:style-name="P11"><text:span text:style-name="T1">&lt;div&gt;</text:span></text:p>
          </draw:text-box>
        </draw:frame>
        <draw:frame draw:style-name="gr22" draw:text-style-name="P1" draw:layer="layout" svg:width="3cm" svg:height="1.6cm" svg:x="32.6cm" svg:y="4.962cm">
          <draw:text-box draw:corner-radius="1.9cm">
            <text:p text:style-name="P11"><text:span text:style-name="T1">&lt;div&gt;</text:span></text:p>
          </draw:text-box>
        </draw:frame>
        <draw:frame draw:style-name="gr23" draw:text-style-name="P10" draw:layer="layout" svg:width="5cm" svg:height="3.6cm" svg:x="38cm" svg:y="3.362cm">
          <draw:text-box draw:corner-radius="5.2cm">
            <text:p text:style-name="P11"><text:span text:style-name="T2">&lt;div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gradient" draw:style="ellipsoid" draw:cx="50%" draw:cy="50%" draw:start-color="#b4c7dc" draw:end-color="#ffffff" draw:start-intensity="100%" draw:end-intensity="100%" draw:angle="0" draw:border="15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22:32:07.251888635</meta:creation-date>
    <dc:date>2020-12-11T22:11:13.753670137</dc:date>
    <meta:editing-duration>PT1H22M</meta:editing-duration>
    <meta:editing-cycles>15</meta:editing-cycles>
    <meta:generator>LibreOffice/6.4.6.2$Linux_X86_64 LibreOffice_project/40$Build-2</meta:generator>
    <meta:document-statistic meta:object-count="31"/>
  </office:meta>
</office:document-meta>
</file>